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a544" officeooo:paragraph-rsid="0018a544"/>
    </style:style>
    <style:style style:name="P2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18a544" officeooo:paragraph-rsid="0019ddb6"/>
    </style:style>
    <style:style style:name="P3" style:family="paragraph" style:parent-style-name="Standard">
      <style:text-properties fo:font-variant="normal" fo:text-transform="none" fo:color="#202124" style:font-name="Roboto" fo:font-size="9.75pt" fo:letter-spacing="normal" fo:font-style="normal" style:text-underline-style="solid" style:text-underline-width="auto" style:text-underline-color="font-color" fo:font-weight="normal" officeooo:rsid="0018a544" officeooo:paragraph-rsid="0019ddb6"/>
    </style:style>
    <style:style style:name="P4" style:family="paragraph" style:parent-style-name="Standard">
      <style:text-properties officeooo:rsid="001a1676" officeooo:paragraph-rsid="001a1676"/>
    </style:style>
    <style:style style:name="P5" style:family="paragraph" style:parent-style-name="Standard">
      <style:text-properties style:text-underline-style="solid" style:text-underline-width="auto" style:text-underline-color="font-color" officeooo:rsid="001a1676" officeooo:paragraph-rsid="001a1676"/>
    </style:style>
    <style:style style:name="T1" style:family="text">
      <style:text-properties officeooo:rsid="0019dd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a 1 </text:p>
      <text:p text:style-name="P4">Matías Benitez Verza</text:p>
      <text:p text:style-name="P5"/>
      <text:p text:style-name="P3">Investigar sobre acciones que se realiza con un versionador de código: Explica ¿En qué consiste un:</text:p>
      <text:p text:style-name="P3"/>
      <text:p text:style-name="P2">Commit: <text:span text:style-name="T1">Se refiere a confirmar un conjunto de cambios.</text:span></text:p>
      <text:p text:style-name="P2">Push: <text:span text:style-name="T1">Es una forma de comunicación a través de internet</text:span> <text:span text:style-name="T1">en la que el servidor hace una petición y tiene origen en el cliente.</text:span></text:p>
      <text:p text:style-name="P2">Pull: <text:span text:style-name="T1">Significa estirar la información desde el cliente.</text:span></text:p>
      <text:p text:style-name="P2">Branch: <text:span text:style-name="T1">Consiste en una línea de desarrollo distinta a la principal.</text:span> </text:p>
      <text:p text:style-name="P2">Fetch: <text:span text:style-name="T1">Es un ciclo de instrucción. </text:span></text:p>
      <text:p text:style-name="P2">Merge: <text:span text:style-name="T1">Es la operación que permite mezclar el código correspondiente a dos modificaciones simultáneas.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Y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00:31:38.388484692</meta:creation-date>
    <dc:date>2021-03-23T22:27:16.575749855</dc:date>
    <meta:editing-duration>PT1M56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9" meta:word-count="93" meta:character-count="568" meta:non-whitespace-character-count="481"/>
  </office:meta>
</office:document-meta>
</file>